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6.99cm"/>
    </style:style>
    <style:style style:name="gr3" style:family="graphic" style:parent-style-name="objectwithoutfill">
      <style:graphic-properties svg:stroke-color="#000000" draw:marker-end="Arrow" draw:marker-end-width="0.3cm" svg:stroke-opacity="100%" draw:fill="none" draw:textarea-vertical-align="botto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66cm" fo:min-width="2.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6cm"/>
    </style:style>
    <style:style style:name="gr6" style:family="graphic" style:parent-style-name="standard">
      <style:graphic-properties draw:stroke="dash" draw:stroke-dash="Fine_20_Dashed" svg:stroke-color="#000000" svg:stroke-opacity="60%" draw:fill="none" draw:fill-color="#ffffff" draw:textarea-horizontal-align="justify" draw:textarea-vertical-align="middle" draw:auto-grow-height="false" fo:min-height="3.65cm" fo:min-width="12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marker-end="Arrow" draw:fill-color="#000000" draw:textarea-vertical-align="top"/>
    </style:style>
    <style:style style:name="gr9" style:family="graphic" style:parent-style-name="standard">
      <style:graphic-properties svg:stroke-color="#000000" draw:textarea-vertical-align="top"/>
    </style:style>
    <style:style style:name="gr10" style:family="graphic" style:parent-style-name="standard">
      <style:graphic-properties svg:stroke-color="#000000" draw:marker-end="Arrow" draw:textarea-vertical-align="to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4.9cm"/>
    </style:style>
    <style:style style:name="gr12" style:family="graphic" style:parent-style-name="standard">
      <style:graphic-properties svg:stroke-color="#000000" draw:marker-end="Symmetric_20_Arrow" draw:textarea-vertical-align="top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000000" draw:marker-end="Arrow" draw:textarea-vertical-align="botto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color="#000000"/>
    </style:style>
    <style:style style:name="P8" style:family="paragraph">
      <loext:graphic-properties draw:fill-color="#000000"/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1.5cm" svg:x="2.5cm" svg:y="2.4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49cm" svg:height="1.5cm" svg:x="11cm" svg:y="2.4cm">
          <text:p text:style-name="P1">SolverApplication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9cm" svg:y1="3.1cm" svg:x2="11.2cm" svg:y2="3.1cm">
          <text:p text:style-name="P3">invokes</text:p>
        </draw:line>
        <draw:custom-shape draw:style-name="gr4" draw:text-style-name="P2" xml:id="id2" draw:id="id2" draw:layer="layout" svg:width="3.3cm" svg:height="3.91cm" svg:x="7.1cm" svg:y="5.59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5.1cm" svg:height="1.6cm" svg:x="12.7cm" svg:y="7.2cm">
          <text:p text:style-name="P1">Differentiator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5.1cm" svg:height="1.6cm" svg:x="19.1cm" svg:y="7.2cm">
          <text:p text:style-name="P1">StringGenerato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3.2cm" svg:height="3.9cm" svg:x="11.8cm" svg:y="5.6cm">
          <text:p text:style-name="P3"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568cm" svg:height="0.962cm" svg:x="17.2cm" svg:y="5.738cm">
          <draw:text-box>
            <text:p>Visitors</text:p>
          </draw:text-box>
        </draw:frame>
        <draw:connector draw:style-name="gr8" draw:text-style-name="P8" draw:layer="layout" draw:line-skew="0.255cm" svg:x1="14.745cm" svg:y1="3.9cm" svg:x2="8.75cm" svg:y2="5.59cm" draw:start-shape="id1" draw:start-glue-point="2" draw:end-shape="id2" draw:end-glue-point="0" svg:d="M14745 3900v1100h-5995v590" svg:viewBox="0 0 5996 1691">
          <text:p text:style-name="P7"><text:span text:style-name="T1">uses</text:span></text:p>
        </draw:connector>
        <draw:connector draw:style-name="gr9" draw:text-style-name="P1" draw:layer="layout" draw:line-skew="-0.55cm" svg:x1="14.745cm" svg:y1="3.9cm" svg:x2="15.25cm" svg:y2="7.2cm" draw:start-shape="id1" draw:start-glue-point="2" draw:end-shape="id3" draw:end-glue-point="0" svg:d="M14745 3900v1100h505v2200" svg:viewBox="0 0 506 3301">
          <text:p text:style-name="P1">uses</text:p>
        </draw:connector>
        <draw:connector draw:style-name="gr10" draw:text-style-name="P1" draw:layer="layout" draw:line-skew="-0.55cm" svg:x1="14.745cm" svg:y1="3.9cm" svg:x2="21.65cm" svg:y2="7.2cm" draw:start-shape="id1" draw:start-glue-point="2" draw:end-shape="id4" draw:end-glue-point="0" svg:d="M14745 3900v1100h6905v2200" svg:viewBox="0 0 6906 3301">
          <text:p text:style-name="P1">uses</text:p>
        </draw:connector>
        <draw:custom-shape draw:style-name="gr11" draw:text-style-name="P2" xml:id="id5" draw:id="id5" draw:layer="layout" svg:width="5.4cm" svg:height="2.1cm" svg:x="4.4cm" svg:y="12.1cm">
          <text:p text:style-name="P1">Syntax tree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8.75cm" svg:y1="9.5cm" svg:x2="7.1cm" svg:y2="12.1cm" draw:start-shape="id2" draw:start-glue-point="2" draw:end-shape="id5" draw:end-glue-point="0" svg:d="M8750 9500v1300h-1650v1300" svg:viewBox="0 0 1651 2601">
          <text:p text:style-name="P1">produces</text:p>
        </draw:connector>
        <draw:connector draw:style-name="gr13" draw:text-style-name="P1" draw:layer="layout" draw:line-skew="0.35cm" svg:x1="15.25cm" svg:y1="8.8cm" svg:x2="7.1cm" svg:y2="12.1cm" draw:start-shape="id3" draw:start-glue-point="2" draw:end-shape="id5" svg:d="M15250 8800v2000h-8150v1300" svg:viewBox="0 0 8151 3301">
          <text:p text:style-name="P1">produces</text:p>
        </draw:connector>
        <draw:connector draw:style-name="gr14" draw:text-style-name="P1" draw:layer="layout" svg:x1="9.8cm" svg:y1="13.15cm" svg:x2="17.8cm" svg:y2="8cm" draw:start-shape="id5" draw:start-glue-point="1" draw:end-shape="id3" draw:end-glue-point="1" svg:d="M9800 13150h8501v-5150h-501" svg:viewBox="0 0 8502 5151">
          <text:p text:style-name="P1">Is input for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6:33:39.588838419</meta:creation-date>
    <dc:date>2017-08-24T17:17:02.317998367</dc:date>
    <meta:editing-duration>PT21M51S</meta:editing-duration>
    <meta:editing-cycles>2</meta:editing-cycles>
    <meta:generator>LibreOffice/5.1.6.2$Linux_X86_64 LibreOffice_project/10m0$Build-2</meta:generator>
    <meta:document-statistic meta:object-count="15"/>
  </office:meta>
</office:document-meta>
</file>